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tween 2014 and 2016 when I was running around the Allegheny College athletic fields, quite often I saw Walt Peterson running and walking with his dog Rocky. <text:s/>In the beginning we would just say hi and maybe talk a little. <text:s/>I began to wonder why I saw him so often. <text:s/>Then in May of 2016 we got to talking quite a bit. <text:s/>I found the answer to my question. <text:s/>He is running and walking 8 miles a day at age 73. <text:s/>But that is not the most intriguing and amazing thing about Walt. <text:s/>His story is one of determination and it shows what we can do to make our bodies healthier and our lives happier. <text:s/>I asked Walt to write about his journey so he could share it with others who may find it helpful. <text:s/>Walt's story is her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7-31T20:14:55.03</meta:creation-date>
    <meta:generator>OpenOffice/4.1.0$Win32 OpenOffice.org_project/410m18$Build-9764</meta:generator>
    <dc:date>2016-07-31T21:18:44.74</dc:date>
    <dc:creator>James Lombardi</dc:creator>
    <meta:editing-duration>PT35M57S</meta:editing-duration>
    <meta:editing-cycles>3</meta:editing-cycles>
    <meta:printed-by>James Lombardi</meta:printed-by>
    <meta:print-date>2016-07-31T21:21:13.05</meta:print-date>
    <meta:document-statistic meta:table-count="0" meta:image-count="0" meta:object-count="0" meta:page-count="1" meta:paragraph-count="1" meta:word-count="139" meta:character-count="711"/>
  </office:meta>
</office:document-meta>
</file>